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23d03" officeooo:paragraph-rsid="00023d0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3d03" officeooo:paragraph-rsid="00023d0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23d03" officeooo:paragraph-rsid="00023d0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3d03"/>
    </style:style>
    <style:style style:name="P5" style:family="paragraph" style:parent-style-name="Standard">
      <style:paragraph-properties fo:text-align="start" style:justify-single-word="false"/>
      <style:text-properties officeooo:paragraph-rsid="00053498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8pt" style:text-underline-style="none" fo:font-weight="normal" officeooo:rsid="00023d03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4238a" style:font-size-asian="15.75pt" style:font-weight-asian="normal" style:font-size-complex="18pt" style:font-weight-complex="normal"/>
    </style:style>
    <style:style style:name="T4" style:family="text">
      <style:text-properties fo:font-size="18pt" style:text-underline-style="none" fo:font-weight="normal" officeooo:rsid="00053498" style:font-size-asian="15.75pt" style:font-weight-asian="normal" style:font-size-complex="18pt" style:font-weight-complex="normal"/>
    </style:style>
    <style:style style:name="T5" style:family="text">
      <style:text-properties fo:font-size="18pt" style:text-underline-style="none" fo:font-weight="normal" officeooo:rsid="0005fa55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none" fo:font-weight="normal" officeooo:rsid="0006a6da" style:font-size-asian="15.75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 PLUG</text:p>
      <text:p text:style-name="P2"/>
      <text:p text:style-name="P2"/>
      <text:p text:style-name="P2"/>
      <text:p text:style-name="P2"/>
      <text:p text:style-name="P3">Componentes:</text:p>
      <text:p text:style-name="P3"><text:span text:style-name="T1"/></text:p>
      <text:p text:style-name="P4"><text:span text:style-name="T2"/></text:p>
      <text:p text:style-name="P4"><text:span text:style-name="T2">- 1 Conector de 3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2">)</text:span></text:p>
      <text:p text:style-name="P4"><text:span text:style-name="T2">- 2 Conector de 2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2">)</text:span></text:p>
      <text:p text:style-name="P4"><text:span text:style-name="T2">- </text:span><text:span text:style-name="T5">3</text:span><text:span text:style-name="T2"> Portafusibles. (</text:span><text:a xlink:type="simple" xlink:href="https://www.amazon.es/sourcing-map-Portafusibles-Terminales-montaje/dp/B07TYL98WM/ref=sr_1_1?__mk_es_ES=ÅMÅŽÕÑ&amp;dchild=1&amp;keywords=portafusibles+pcb&amp;qid=1587324142&amp;s=tools&amp;sr=1-1" text:style-name="Internet_20_link" text:visited-style-name="Visited_20_Internet_20_Link">https://www.amazon.es/sourcing-map-Portafusibles-Terminales-montaje/dp/B07TYL98WM/ref=sr_1_1?__mk_es_ES=%C3%85M%C3%85%C5%BD%C3%95%C3%91&amp;dchild=1&amp;keywords=portafusibles+pcb&amp;qid=1587324142&amp;s=tools&amp;sr=1-1</text:a><text:span text:style-name="T2">).</text:span></text:p>
      <text:p text:style-name="P4"><text:span text:style-name="T2">- 1 Varistor (</text:span><text:a xlink:type="simple" xlink:href="https://www.amazon.es/sourcing-map-Varistores-resistencias-dependientes/dp/B07QFR5YJY/ref=sr_1_fkmr0_1?__mk_es_ES=ÅMÅŽÕÑ&amp;dchild=1&amp;keywords=varistor+pcb&amp;qid=1587324291&amp;s=tools&amp;sr=1-1-fkmr0" text:style-name="Internet_20_link" text:visited-style-name="Visited_20_Internet_20_Link">https://www.amazon.es/sourcing-map-Varistores-resistencias-dependientes/dp/B07QFR5YJY/ref=sr_1_fkmr0_1?__mk_es_ES=%C3%85M%C3%85%C5%BD%C3%95%C3%91&amp;dchild=1&amp;keywords=varistor+pcb&amp;qid=1587324291&amp;s=tools&amp;sr=1-1-fkmr0</text:a><text:span text:style-name="T2">)</text:span></text:p>
      <text:p text:style-name="P4"><text:span text:style-name="T2">- </text:span><text:span text:style-name="T5">2</text:span><text:span text:style-name="T2"> Fusible </text:span><text:span text:style-name="T3">Slow Blow 200 ma(</text:span><text:a xlink:type="simple" xlink:href="https://www.amazon.es/piezas-200mA-rápido-fusibles-cristal/dp/B00X777HUE/ref=sr_1_fkmr0_1?__mk_es_ES=ÅMÅŽÕÑ&amp;dchild=1&amp;keywords=fusible+slow+blow+200&amp;qid=1587324700&amp;s=tools&amp;sr=1-1-fkmr0" text:style-name="Internet_20_link" text:visited-style-name="Visited_20_Internet_20_Link">https://www.amazon.es/piezas-200mA-r%C3%A1pido-fusibles-cristal/dp/B00X777HUE/ref=sr_1_fkmr0_1?__mk_es_ES=%C3%85M%C3%85%C5%BD%C3%95%C3%91&amp;dchild=1&amp;keywords=fusible+slow+blow+200&amp;qid=1587324700&amp;s=tools&amp;sr=1-1-fkmr0</text:a><text:span text:style-name="T3">)</text:span></text:p>
      <text:p text:style-name="P4"><text:span text:style-name="T3">- 1 Fusible Thermal Fuse 72º </text:span><text:span text:style-name="T4">(</text:span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https://www.amazon.es/General-Fusible-T%C3%A9rmico-Microtemp-Cutoff/dp/B017TZ67FU/ref=sr_1_4?__mk_es_ES=%C3%85M%C3%85%C5%BD</text:a><text:soft-page-break/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%C3%95%C3%91&amp;dchild=1&amp;keywords=Fusible+Thermal+Fuse&amp;qid=1587325168&amp;s=industrial&amp;sr=1-4</text:a><text:span text:style-name="T4">)</text:span></text:p>
      <text:p text:style-name="P4"><text:span text:style-name="T3">- 1 Fusible Quick Blow 630ma </text:span><text:span text:style-name="T4">(</text:span><text:a xlink:type="simple" xlink:href="https://www.amazon.es/Electrónica-salón-piezas-F630mA-soplado-fusible/dp/B009ZOU4H6/ref=sr_1_2?__mk_es_ES=ÅMÅŽÕÑ&amp;dchild=1&amp;keywords=Fusible+Quick+Blow+630&amp;qid=1587325053&amp;s=industrial&amp;sr=1-2" text:style-name="Internet_20_link" text:visited-style-name="Visited_20_Internet_20_Link">https://www.amazon.es/Electr%C3%B3nica-sal%C3%B3n-piezas-F630mA-soplado-fusible/dp/B009ZOU4H6/ref=sr_1_2?__mk_es_ES=%C3%85M%C3%85%C5%BD%C3%95%C3%91&amp;dchild=1&amp;keywords=Fusible+Quick+Blow+630&amp;qid=1587325053&amp;s=industrial&amp;sr=1-2</text:a><text:span text:style-name="T4">).</text:span></text:p>
      <text:p text:style-name="P4"><text:span text:style-name="T4">- 1 Modulo alimentación HLK-PM01 Input 110-240v AC Output: 5vDC/3W (</text:span><text:a xlink:type="simple" xlink:href="https://www.amazon.es/gp/product/B07KR9W6MF/ref=ppx_yo_dt_b_asin_title_o03_s00?ie=UTF8&amp;psc=1" text:style-name="Internet_20_link" text:visited-style-name="Visited_20_Internet_20_Link">https://www.amazon.es/gp/product/B07KR9W6MF/ref=ppx_yo_dt_b_asin_title_o03_s00?ie=UTF8&amp;psc=1</text:a><text:span text:style-name="T4">)</text:span></text:p>
      <text:p text:style-name="P5"><text:span text:style-name="T4">- 1 Modulo alimentación HLK-PM03 Input 110-240v AC Output: 3.3vDC/3W.(</text:span><text:a xlink:type="simple" xlink:href="https://www.amazon.es/gp/product/B07N45ZJKP/ref=ppx_yo_dt_b_asin_title_o01_s00?ie=UTF8&amp;psc=1" text:style-name="Internet_20_link" text:visited-style-name="Visited_20_Internet_20_Link">https://www.amazon.es/gp/product/B07N45ZJKP/ref=ppx_yo_dt_b_asin_title_o01_s00?ie=UTF8&amp;psc=1</text:a><text:span text:style-name="T4">)</text:span></text:p>
      <text:p text:style-name="P5"><text:span text:style-name="T4">- </text:span><text:span text:style-name="T5">2 Capacitador 10 uF (</text:span><text:a xlink:type="simple" xlink:href="https://www.amazon.es/Electrolitico-Condensador-rad-105°C-EKMG451ETE100MK20S/dp/B00N7ICL2M/ref=sr_1_27?__mk_es_ES=ÅMÅŽÕÑ&amp;dchild=1&amp;keywords=capacitor+10uf&amp;qid=1587325734&amp;s=electronics&amp;sr=1-27" text:style-name="Internet_20_link" text:visited-style-name="Visited_20_Internet_20_Link">https://www.amazon.es/Electrolitico-Condensador-rad-105%C2%B0C-EKMG451ETE100MK20S/dp/B00N7ICL2M/ref=sr_1_27?__mk_es_ES=%C3%85M%C3%85%C5%BD%C3%95%C3%91&amp;dchild=1&amp;keywords=capacitor+10uf&amp;qid=1587325734&amp;s=electronics&amp;sr=1-27</text:a><text:span text:style-name="T5">)</text:span></text:p>
      <text:p text:style-name="P5"><text:span text:style-name="T5">- 2 Capacitador 22 uF (</text:span><text:a xlink:type="simple" xlink:href="https://www.amazon.es/POPESQ®-Condensadores-Electrolíticos-Electrolytic-Capacitor/dp/B013IJTTZ6/ref=sr_1_1?__mk_es_ES=ÅMÅŽÕÑ&amp;dchild=1&amp;keywords=capacitor+22uf&amp;qid=1587326025&amp;s=electronics&amp;sr=1-1" text:style-name="Internet_20_link" text:visited-style-name="Visited_20_Internet_20_Link">ttps://www.amazon.es/POPESQ%C2%AE-Condensadores-Electrol%C3%ADticos-Electrolytic-Capacitor/dp/B013IJTTZ6/ref=sr_1_1?__mk_es_ES=%C3%85M%C3%85%C5%BD%C3%95%C3%91&amp;dchild=1&amp;key</text:a><text:a xlink:type="simple" xlink:href="https://www.amazon.es/POPESQ®-Condensadores-Electrolíticos-Electrolytic-Capacitor/dp/B013IJTTZ6/ref=sr_1_1?__mk_es_ES=ÅMÅŽÕÑ&amp;dchild=1&amp;keywords=capacitor+22uf&amp;qid=1587326025&amp;s=electronics&amp;sr=1-1" text:style-name="Internet_20_link" text:visited-style-name="Visited_20_Internet_20_Link">h</text:a><text:a xlink:type="simple" xlink:href="https://www.amazon.es/POPESQ®-Condensadores-Electrolíticos-Electrolytic-Capacitor/dp/B013IJTTZ6/ref=sr_1_1?__mk_es_ES=ÅMÅŽÕÑ&amp;dchild=1&amp;keywords=capacitor+22uf&amp;qid=1587326025&amp;s=electronics&amp;sr=1-1" text:style-name="Internet_20_link" text:visited-style-name="Visited_20_Internet_20_Link">words=capacitor+22uf&amp;qid=1587326025&amp;s=electronics&amp;sr=1-1</text:a><text:span text:style-name="T5">)</text:span></text:p>
      <text:p text:style-name="P5"><text:span text:style-name="T5">- </text:span><text:span text:style-name="T6">1 Rele 5v Ky-019 (</text:span><text:a xlink:type="simple" xlink:href="https://www.amazon.es/gp/product/B07CNR7K9B/ref=ppx_yo_dt_b_asin_title_o04_s00?ie=UTF8&amp;psc=1" text:style-name="Internet_20_link" text:visited-style-name="Visited_20_Internet_20_Link">https://www.amazon.es/gp/product/B07CNR7K9B/ref=ppx_yo_dt_b_asin_title_o04_s00?ie=UTF8&amp;psc=1</text:a><text:span text:style-name="T6">)</text:span></text:p>
      <text:p text:style-name="P5"><text:span text:style-name="T6">- Base Enchufe bipolar BF-18 (</text:span><text:a xlink:type="simple" xlink:href="https://www.amazon.es/gp/product/B01N17BCWJ/ref=ppx_yo_dt_b_asin_title_o04_s00?ie=UTF8&amp;psc=1" text:style-name="Internet_20_link" text:visited-style-name="Visited_20_Internet_20_Link">https://www.amazon.es/gp/product/B01N17BCWJ/ref=ppx_yo_dt_b_asin_title_o04_s00?ie=UTF8&amp;psc=1</text:a><text:span text:style-name="T6">)</text:span></text:p>
      <text:p text:style-name="P5"><text:span text:style-name="T6">- ESP8266 ESP-12F (</text:span><text:a xlink:type="simple" xlink:href="https://www.amazon.es/IZOKEE-NodeMcu-Desarrollo-Internet-Compatible/dp/B076F53B6S/ref=sr_1_20?__mk_es_ES=ÅMÅŽÕÑ&amp;dchild=1&amp;keywords=esp+12f&amp;qid=1587326395&amp;sr=8-20" text:style-name="Internet_20_link" text:visited-style-name="Visited_20_Internet_20_Link">https://www.amazon.es/IZOKEE-NodeMcu-Desarrollo-Internet-Compatible/dp/B076F53B6S/ref=sr_1_20?</text:a><text:soft-page-break/><text:a xlink:type="simple" xlink:href="https://www.amazon.es/IZOKEE-NodeMcu-Desarrollo-Internet-Compatible/dp/B076F53B6S/ref=sr_1_20?__mk_es_ES=ÅMÅŽÕÑ&amp;dchild=1&amp;keywords=esp+12f&amp;qid=1587326395&amp;sr=8-20" text:style-name="Internet_20_link" text:visited-style-name="Visited_20_Internet_20_Link">__mk_es_ES=%C3%85M%C3%85%C5%BD%C3%95%C3%91&amp;dchild=1&amp;keywords=esp+12f&amp;qid=1587326395&amp;sr=8-20</text:a><text:span text:style-name="T6">)</text:span></text:p>
      <text:p text:style-name="P5"><text:span text:style-name="T6"/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1:16:48.686105551</meta:creation-date>
    <meta:generator>LibreOffice/6.3.5.2$Linux_X86_64 LibreOffice_project/30$Build-2</meta:generator>
    <dc:date>2020-04-19T22:08:06.623403654</dc:date>
    <meta:editing-duration>PT10M9S</meta:editing-duration>
    <meta:editing-cycles>2</meta:editing-cycles>
    <meta:document-statistic meta:table-count="0" meta:image-count="0" meta:object-count="0" meta:page-count="3" meta:paragraph-count="16" meta:word-count="99" meta:character-count="2761" meta:non-whitespace-character-count="2678"/>
  </office:meta>
</office:document-meta>
</file>